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bacc" officeooo:paragraph-rsid="001abacc"/>
    </style:style>
    <style:style style:name="T1" style:family="text">
      <style:text-properties officeooo:rsid="001ae0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ånden ligger på bordet. Helt fladt. Fladt Fladtere Fladest. Hånden er spændt fast med reb, som gnaver sig ind I håndledet. <text:span text:style-name="T1">Den bider. Da han åbner øjnene møder han det sorte mørk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4:40:00.576688177</meta:creation-date>
    <dc:date>2017-05-22T09:03:22.513254489</dc:date>
    <meta:editing-duration>PT24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2" meta:character-count="182" meta:non-whitespace-character-count="150"/>
  </office:meta>
</office:document-meta>
</file>